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fo:background-color="#FFFF00"/>
    </style:style>
    <style:style style:name="T3" style:parent-style-name="Car.predefinitoparagrafo" style:family="text">
      <style:text-properties fo:background-color="#800000"/>
    </style:style>
    <style:style style:name="T4" style:parent-style-name="Car.predefinitoparagrafo" style:family="text">
      <style:text-properties fo:background-color="#FFFF00"/>
    </style:style>
    <style:style style:name="T5" style:parent-style-name="Car.predefinitoparagrafo" style:family="text">
      <style:text-properties fo:background-color="#800000"/>
    </style:style>
    <style:style style:name="T6" style:parent-style-name="Car.predefinitoparagrafo" style:family="text">
      <style:text-properties fo:background-color="#800000"/>
    </style:style>
    <style:style style:name="T7" style:parent-style-name="Car.predefinitoparagrafo" style:family="text">
      <style:text-properties fo:background-color="#800000"/>
    </style:style>
    <style:style style:name="T8" style:parent-style-name="Car.predefinitoparagrafo" style:family="text">
      <style:text-properties fo:background-color="#FFFF00"/>
    </style:style>
    <style:style style:name="T9" style:parent-style-name="Car.predefinitoparagrafo" style:family="text">
      <style:text-properties fo:background-color="#FFFF00"/>
    </style:style>
    <style:style style:name="T10" style:parent-style-name="Car.predefinitoparagrafo" style:family="text">
      <style:text-properties fo:background-color="#800000"/>
    </style:style>
    <style:style style:name="T11" style:parent-style-name="Car.predefinitoparagrafo" style:family="text">
      <style:text-properties fo:background-color="#800000"/>
    </style:style>
    <style:style style:name="T12" style:parent-style-name="Car.predefinitoparagrafo" style:family="text">
      <style:text-properties fo:background-color="#800000"/>
    </style:style>
    <style:style style:name="T13" style:parent-style-name="Car.predefinitoparagrafo" style:family="text">
      <style:text-properties fo:background-color="#FFFF00"/>
    </style:style>
    <style:style style:name="T14" style:parent-style-name="Car.predefinitoparagrafo" style:family="text">
      <style:text-properties fo:background-color="#FFFF00"/>
    </style:style>
    <style:style style:name="T15" style:parent-style-name="Car.predefinitoparagrafo" style:family="text">
      <style:text-properties fo:background-color="#FFFF00"/>
    </style:style>
    <style:style style:name="T16" style:parent-style-name="Car.predefinitoparagrafo" style:family="text">
      <style:text-properties fo:background-color="#800000"/>
    </style:style>
    <style:style style:name="T17" style:parent-style-name="Car.predefinitoparagrafo" style:family="text">
      <style:text-properties fo:background-color="#FFFF00"/>
    </style:style>
    <style:style style:name="T18" style:parent-style-name="Car.predefinitoparagrafo" style:family="text">
      <style:text-properties fo:background-color="#FFFF00"/>
    </style:style>
    <style:style style:name="T19" style:parent-style-name="Car.predefinitoparagrafo" style:family="text">
      <style:text-properties fo:background-color="#FFFF00"/>
    </style:style>
    <style:style style:name="T20" style:parent-style-name="Car.predefinitoparagrafo" style:family="text">
      <style:text-properties fo:background-color="#800000"/>
    </style:style>
    <style:style style:name="T21" style:parent-style-name="Car.predefinitoparagrafo" style:family="text">
      <style:text-properties fo:background-color="#800000"/>
    </style:style>
    <style:style style:name="T22" style:parent-style-name="Car.predefinitoparagrafo" style:family="text">
      <style:text-properties fo:background-color="#FFFF00"/>
    </style:style>
    <style:style style:name="T23" style:parent-style-name="Car.predefinitoparagrafo" style:family="text">
      <style:text-properties fo:background-color="#FFFF00"/>
    </style:style>
    <style:style style:name="T24" style:parent-style-name="Car.predefinitoparagrafo" style:family="text">
      <style:text-properties fo:background-color="#800000"/>
    </style:style>
    <style:style style:name="T25" style:parent-style-name="Car.predefinitoparagrafo" style:family="text">
      <style:text-properties fo:background-color="#800000"/>
    </style:style>
    <style:style style:name="T26" style:parent-style-name="Car.predefinitoparagrafo" style:family="text">
      <style:text-properties fo:background-color="#800000"/>
    </style:style>
    <style:style style:name="T27" style:parent-style-name="Car.predefinitoparagrafo" style:family="text">
      <style:text-properties fo:background-color="#FFFF00"/>
    </style:style>
    <style:style style:name="T28" style:parent-style-name="Car.predefinitoparagrafo" style:family="text">
      <style:text-properties fo:background-color="#FFFF00"/>
    </style:style>
    <style:style style:name="T29" style:parent-style-name="Car.predefinitoparagrafo" style:family="text">
      <style:text-properties fo:background-color="#FFFF00"/>
    </style:style>
    <style:style style:name="T30" style:parent-style-name="Car.predefinitoparagrafo" style:family="text">
      <style:text-properties fo:background-color="#800000"/>
    </style:style>
    <style:style style:name="T31" style:parent-style-name="Car.predefinitoparagrafo" style:family="text">
      <style:text-properties fo:background-color="#FFFF00"/>
    </style:style>
    <style:style style:name="T32" style:parent-style-name="Car.predefinitoparagrafo" style:family="text">
      <style:text-properties fo:background-color="#FFFF00"/>
    </style:style>
    <style:style style:name="T33" style:parent-style-name="Car.predefinitoparagrafo" style:family="text">
      <style:text-properties fo:background-color="#800000"/>
    </style:style>
    <style:style style:name="T34" style:parent-style-name="Car.predefinitoparagrafo" style:family="text">
      <style:text-properties fo:background-color="#800000"/>
    </style:style>
  </office:automatic-styles>
  <office:body>
    <office:text text:use-soft-page-breaks="true">
      <text:p text:style-name="P1">LEGGENDA</text:p>
      <text:p text:style-name="Normale"><text:span text:style-name="T2">OTTETTI DEDICATI ALLA NETWORK</text:span><text:s/></text:p>
      <text:p text:style-name="Normale"><text:span text:style-name="T3">OTTETTI DEDICATI AGLI HOST</text:span></text:p>
      <text:p text:style-name="Normale"/>
      <text:p text:style-name="Normale"/>
      <text:p text:style-name="Normale">1.1.1.1/8</text:p>
      <text:p text:style-name="Normale"><text:span text:style-name="T4">11111111</text:span>.<text:span text:style-name="T5">00000000</text:span>.<text:span text:style-name="T6">00000000</text:span>.<text:span text:style-name="T7">00000000</text:span></text:p>
      <text:p text:style-name="Normale">256 – 255 = 1<text:line-break/>IP Network: 1.0.0.0/8</text:p>
      <text:p text:style-name="Normale">IP Gateway: 1.0.0.1/8</text:p>
      <text:p text:style-name="Normale">IP Broadcast: 1.255.255.255/8</text:p>
      <text:p text:style-name="Normale"/>
      <text:p text:style-name="Normale">128.1.6.5/12</text:p>
      <text:p text:style-name="Normale"><text:span text:style-name="T8">11111111</text:span>.<text:span text:style-name="T9">1111</text:span><text:span text:style-name="T10">0000</text:span>.<text:span text:style-name="T11">00000000</text:span>.<text:span text:style-name="T12">00000000</text:span></text:p>
      <text:p text:style-name="Normale">256 – 240 = 16</text:p>
      <text:p text:style-name="Normale">IP Network: 128.0.0.0/12</text:p>
      <text:p text:style-name="Normale">IP Gateway: 128.0.0.1/12</text:p>
      <text:p text:style-name="Normale">IP Broadcast: 128.15.255.255/12</text:p>
      <text:p text:style-name="Normale"/>
      <text:p text:style-name="Normale">200.1.2.3/24</text:p>
      <text:p text:style-name="Normale"><text:span text:style-name="T13">11111111</text:span>.<text:span text:style-name="T14">11111111</text:span>.<text:span text:style-name="T15">11111111</text:span>.<text:span text:style-name="T16">00000000</text:span></text:p>
      <text:p text:style-name="Normale">256 – 255 = 1</text:p>
      <text:p text:style-name="Normale">IP Network: 200.1.2.0/24</text:p>
      <text:p text:style-name="Normale">IP Gateway: 200.1.2.1/24</text:p>
      <text:p text:style-name="Normale">IP Broadcast: 200.1.2.255/24</text:p>
      <text:p text:style-name="Normale"/>
      <text:p text:style-name="Normale">192.192.1.1/22</text:p>
      <text:p text:style-name="Normale"><text:span text:style-name="T17">11111111</text:span>.<text:span text:style-name="T18">11111111</text:span>.<text:span text:style-name="T19">111111</text:span><text:span text:style-name="T20">00</text:span>.<text:span text:style-name="T21">00000000</text:span></text:p>
      <text:p text:style-name="Normale">256 – 252 = 4</text:p>
      <text:p text:style-name="Normale">IP Network: 192.192.0.0/22</text:p>
      <text:p text:style-name="Normale">IP Gateway: 192.192.0.1/22</text:p>
      <text:p text:style-name="Normale">IP Broadcast: 192.192.3.255/22</text:p>
      <text:p text:style-name="Normale"/>
      <text:p text:style-name="Normale">126.5.4.3/9</text:p>
      <text:soft-page-break/>
      <text:p text:style-name="Normale"><text:span text:style-name="T22">11111111</text:span>.<text:span text:style-name="T23">1</text:span><text:span text:style-name="T24">0000000</text:span>.<text:span text:style-name="T25">00000000</text:span>.<text:span text:style-name="T26">00000000</text:span></text:p>
      <text:p text:style-name="Normale">256 – 128 = 128</text:p>
      <text:p text:style-name="Normale">IP Network: 126.0.0.0/9</text:p>
      <text:p text:style-name="Normale">IP Gateway: 126.0.0.1/9</text:p>
      <text:p text:style-name="Normale">IP Broadcast:126.127.255.255/9</text:p>
      <text:p text:style-name="Normale"/>
      <text:p text:style-name="Normale">200.1.9.8/24</text:p>
      <text:p text:style-name="Normale"><text:span text:style-name="T27">11111111</text:span>.<text:span text:style-name="T28">11111111</text:span>.<text:span text:style-name="T29">11111111</text:span>.<text:span text:style-name="T30">00000000</text:span></text:p>
      <text:p text:style-name="Normale">256 – 255 = 1</text:p>
      <text:p text:style-name="Normale">IP Network: 200.1.9.0/24</text:p>
      <text:p text:style-name="Normale">IP Gateway: 200.1.9.1/24</text:p>
      <text:p text:style-name="Normale">IP Broadcast: 200.1.9.255/24</text:p>
      <text:p text:style-name="Normale"/>
      <text:p text:style-name="Normale">172.16.0.4/16</text:p>
      <text:p text:style-name="Normale"><text:span text:style-name="T31">11111111</text:span>.<text:span text:style-name="T32">11111111</text:span>.<text:span text:style-name="T33">00000000</text:span>.<text:span text:style-name="T34">00000000</text:span></text:p>
      <text:p text:style-name="Normale">256 -255 = 1</text:p>
      <text:p text:style-name="Normale">IP Network: 172.16.0.0/16</text:p>
      <text:p text:style-name="Normale">IP Gateway: 172.16.0.1/16</text:p>
      <text:p text:style-name="Normale">IP Broadcast: 172.16.255.255/16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berto</meta:initial-creator>
    <dc:creator>roberto</dc:creator>
    <meta:creation-date>2023-11-28T17:49:00Z</meta:creation-date>
    <dc:date>2023-11-28T18:29:00Z</dc:date>
    <meta:template xlink:href="Normal" xlink:type="simple"/>
    <meta:editing-cycles>1</meta:editing-cycles>
    <meta:editing-duration>PT2400S</meta:editing-duration>
    <meta:document-statistic meta:page-count="2" meta:paragraph-count="2" meta:word-count="161" meta:character-count="1077" meta:row-count="7" meta:non-whitespace-character-count="918"/>
  </office:meta>
</office:document-meta>
</file>